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aleway" svg:font-family="Raleway, verdana"/>
  </office:font-face-decls>
  <office:automatic-styles>
    <style:style style:name="P1" style:family="paragraph" style:parent-style-name="Standard">
      <style:text-properties officeooo:rsid="0003fe2d" officeooo:paragraph-rsid="0003fe2d"/>
    </style:style>
    <style:style style:name="P2" style:family="paragraph" style:parent-style-name="Standard">
      <style:text-properties officeooo:paragraph-rsid="0003fe2d"/>
    </style:style>
    <style:style style:name="P3" style:family="paragraph" style:parent-style-name="Standard">
      <style:text-properties fo:font-size="15pt" officeooo:rsid="0003fe2d" officeooo:paragraph-rsid="0003fe2d" style:font-size-asian="15pt" style:font-size-complex="15pt"/>
    </style:style>
    <style:style style:name="T1" style:family="text">
      <style:text-properties officeooo:rsid="0003fe2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524a8" style:font-weight-asian="bold" style:font-weight-complex="bold"/>
    </style:style>
    <style:style style:name="T6" style:family="text">
      <style:text-properties fo:font-weight="bold" officeooo:rsid="000636ae" style:font-weight-asian="bold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officeooo:rsid="000524a8"/>
    </style:style>
    <style:style style:name="T9" style:family="text">
      <style:text-properties officeooo:rsid="000636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Orchamp sampling sites</text:span> </text:p>
      <text:p text:style-name="P3"/>
      <text:p text:style-name="P1"><text:span text:style-name="T7">Argentière </text:span>(Chamonix Mont-Blanc, 74) :</text:p>
      <text:p text:style-name="P1">GPS : </text:p>
      <text:p text:style-name="P1"><text:tab/>X : 6.947277</text:p>
      <text:p text:style-name="P1"><text:tab/>Y :45.985496</text:p>
      <text:p text:style-name="P1">https://orchamp.osug.fr/sites/2</text:p>
      <text:p text:style-name="P1"/>
      <text:p text:style-name="P1"/>
      <text:p text:style-name="P1"><text:span text:style-name="T7">Armenaz </text:span>(Ecole, 73) :</text:p>
      <text:p text:style-name="P1">GPS : </text:p>
      <text:p text:style-name="P1"><text:tab/>X : 6.228909</text:p>
      <text:p text:style-name="P1"><text:tab/>Y : 45.625926</text:p>
      <text:p text:style-name="P2"><text:span text:style-name="T1">https://orchamp.osug.fr/sites/3</text:span></text:p>
      <text:p text:style-name="P1"/>
      <text:p text:style-name="P1"><text:span text:style-name="T4">Cauterets </text:span>(Cauterets, 65) :</text:p>
      <text:p text:style-name="P1">GPS : </text:p>
      <text:p text:style-name="P1"><text:tab/>X : 0.174</text:p>
      <text:p text:style-name="P1"><text:tab/>Y :42.831</text:p>
      <text:p text:style-name="P2"><text:span text:style-name="T1">https://orchamp.osug.fr/sites/29</text:span></text:p>
      <text:p text:style-name="P1"/>
      <text:p text:style-name="P1"><text:span text:style-name="T4">Chaillol</text:span>(Chaillol 05) :</text:p>
      <text:p text:style-name="P1">GPS : </text:p>
      <text:p text:style-name="P1"><text:tab/>X : 6.187555</text:p>
      <text:p text:style-name="P1"><text:tab/>Y :44.721</text:p>
      <text:p text:style-name="P1"/>
      <text:p text:style-name="P2"><text:span text:style-name="T1">https://orchamp.osug.fr/sites/13</text:span></text:p>
      <text:p text:style-name="P1"/>
      <text:p text:style-name="P1"><text:span text:style-name="T4">Forêt du Bout</text:span>(Pinsot, 38) :</text:p>
      <text:p text:style-name="P1">GPS : </text:p>
      <text:p text:style-name="P1"><text:tab/>X : 6.107</text:p>
      <text:p text:style-name="P1"><text:tab/>Y :45.324</text:p>
      <text:p text:style-name="P2"><text:span text:style-name="T1">https://orchamp.osug.fr/sites/30</text:span></text:p>
      <text:p text:style-name="P1"/>
      <text:p text:style-name="P1"><text:span text:style-name="T4">Lac Vert/Forêt du bout</text:span>( ???) :</text:p>
      <text:p text:style-name="P1">GPS : </text:p>
      <text:p text:style-name="P1"><text:tab/>X : ???</text:p>
      <text:p text:style-name="P1"><text:tab/>Y :???</text:p>
      <text:p text:style-name="P2"><text:span text:style-name="T1">https://orchamp.osug.fr/sites/35</text:span></text:p>
      <text:p text:style-name="P1"/>
      <text:p text:style-name="P1"><text:span text:style-name="T4">Mounier</text:span>(Beuil, 06) :</text:p>
      <text:p text:style-name="P1">GPS : </text:p>
      <text:p text:style-name="P1"><text:tab/>X : 6.983</text:p>
      <text:p text:style-name="P1"><text:tab/>Y :44.142</text:p>
      <text:p text:style-name="P2"><text:span text:style-name="T1">https://orchamp.osug.fr/sites/20</text:span></text:p>
      <text:p text:style-name="P1"/>
      <text:p text:style-name="P1"><text:span text:style-name="T4">Pécloz</text:span>(Ecole, 73) :</text:p>
      <text:p text:style-name="P1">GPS : </text:p>
      <text:p text:style-name="P1"><text:tab/>X : 6.217314</text:p>
      <text:p text:style-name="P1"><text:tab/>Y :45.638226</text:p>
      <text:p text:style-name="P2"><text:span text:style-name="T1">https://orchamp.osug.fr/sites/7</text:span></text:p>
      <text:p text:style-name="P1"/>
      <text:p text:style-name="P1"><text:soft-page-break/><text:span text:style-name="T5">Ristolas</text:span>(<text:span text:style-name="T8">Ristolas</text:span>, <text:span text:style-name="T8">5</text:span>) :</text:p>
      <text:p text:style-name="P1">GPS : </text:p>
      <text:p text:style-name="P1"><text:tab/>X : 7.031392</text:p>
      <text:p text:style-name="P1"><text:tab/>Y :44.724622</text:p>
      <text:p text:style-name="P2"><text:span text:style-name="T1">https://orchamp.osug.fr/sites/</text:span><text:span text:style-name="T8">9</text:span></text:p>
      <text:p text:style-name="P1"/>
      <text:p text:style-name="P1"><text:span text:style-name="T5">Saint-Barthélémy </text:span>(<text:span text:style-name="T8">Montségur</text:span>, <text:span text:style-name="T8">09</text:span>) :</text:p>
      <text:p text:style-name="P1">GPS : </text:p>
      <text:p text:style-name="P1"><text:tab/>X : 1.797797</text:p>
      <text:p text:style-name="P1"><text:tab/>Y :42.838705</text:p>
      <text:p text:style-name="P2"><text:span text:style-name="T1">https://orchamp.osug.fr/sites/</text:span><text:span text:style-name="T8">33</text:span></text:p>
      <text:p text:style-name="P1"/>
      <text:p text:style-name="P1"><text:span text:style-name="T6">Tania</text:span>(<text:span text:style-name="T9">Courchevel</text:span>, 7<text:span text:style-name="T9">3</text:span>) :</text:p>
      <text:p text:style-name="P1">GPS : </text:p>
      <text:p text:style-name="P1"><text:tab/>X : 6.601</text:p>
      <text:p text:style-name="P1"><text:tab/>Y : 45.414</text:p>
      <text:p text:style-name="P2"><text:span text:style-name="T1">https://orchamp.osug.fr/sites/</text:span><text:span text:style-name="T9">31</text:span></text:p>
      <text:p text:style-name="P1"/>
      <text:p text:style-name="P1"><text:span text:style-name="T6">Valloire</text:span>(<text:span text:style-name="T9">Valloire</text:span>, 7<text:span text:style-name="T9">3</text:span>) :</text:p>
      <text:p text:style-name="P1">GPS : </text:p>
      <text:p text:style-name="P1"><text:tab/>X : 6.397591</text:p>
      <text:p text:style-name="P1"><text:tab/>Y : 45.126224</text:p>
      <text:p text:style-name="P2"><text:span text:style-name="T1">https://orchamp.osug.fr/sites/</text:span><text:span text:style-name="T9">11</text:span></text:p>
      <text:p text:style-name="P1"/>
      <text:p text:style-name="P1"><text:span text:style-name="T6">Ventoux Nord</text:span>(Beaumont du Ventoux, <text:span text:style-name="T9">84</text:span>) :</text:p>
      <text:p text:style-name="P1">GPS : </text:p>
      <text:p text:style-name="P1"><text:tab/>X : 5.251</text:p>
      <text:p text:style-name="P1"><text:tab/>Y :44.177</text:p>
      <text:p text:style-name="P2"><text:span text:style-name="T1">https://orchamp.osug.fr/sites/2</text:span><text:span text:style-name="T9">4</text:span></text:p>
      <text:p text:style-name="P1"/>
      <text:p text:style-name="P1"/>
      <text:p text:style-name="P1"/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aleway" svg:font-family="Raleway, verdana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5T15:43:09.119000000</meta:creation-date>
    <dc:date>2023-05-05T16:10:10.724000000</dc:date>
    <meta:editing-duration>PT27M2S</meta:editing-duration>
    <meta:editing-cycles>3</meta:editing-cycles>
    <meta:generator>LibreOffice/7.5.2.2$Windows_X86_64 LibreOffice_project/53bb9681a964705cf672590721dbc85eb4d0c3a2</meta:generator>
    <meta:document-statistic meta:table-count="0" meta:image-count="0" meta:object-count="0" meta:page-count="2" meta:paragraph-count="66" meta:word-count="162" meta:character-count="1158" meta:non-whitespace-character-count="1022"/>
  </office:meta>
</office:document-meta>
</file>